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93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style:font-name="Arial"/>
    </style:style>
    <style:style style:name="ce2" style:family="table-cell" style:parent-style-name="Default">
      <style:table-cell-properties fo:background-color="#dddddd" fo:wrap-option="no-wrap" fo:border="0.74pt solid #000000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ackground-color="#b2b2b2" fo:border="0.74pt solid #000000"/>
      <style:text-properties fo:color="#000000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1073.65pt" svg:height="417.86pt" svg:x="98.16pt" svg:y="182.24pt">
            <loext:p draw:notify-on-update-of-ranges="Hoja1.B4:Hoja1.B10 Hoja1.B1:Hoja1.B1 Hoja1.C4:Hoja1.C10 Hoja1.D1:Hoja1.D1 Hoja1.E4:Hoja1.E10 Hoja1.D4:Hoja1.D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Número </text:p>
          </table:table-cell>
          <table:table-cell table:style-name="ce3" office:value-type="float" office:value="22222222" calcext:value-type="float" table:number-columns-spanned="2" table:number-rows-spanned="1">
            <text:p>22222222</text:p>
          </table:table-cell>
          <table:covered-table-cell table:style-name="ce8"/>
          <table:table-cell table:style-name="ce3" office:value-type="float" office:value="111111" calcext:value-type="float" table:number-columns-spanned="2" table:number-rows-spanned="1">
            <text:p>111111</text:p>
          </table:table-cell>
          <table:covered-table-cell table:style-name="ce8"/>
          <table:table-cell table:style-name="ce8"/>
          <table:table-cell/>
        </table:table-row>
        <table:table-row table:style-name="ro1">
          <table:table-cell table:style-name="ce1" office:value-type="string" calcext:value-type="string">
            <text:p>Modo </text:p>
          </table:table-cell>
          <table:table-cell table:style-name="ce4" office:value-type="string" calcext:value-type="string" table:number-columns-spanned="2" table:number-rows-spanned="1">
            <text:p>Release</text:p>
          </table:table-cell>
          <table:covered-table-cell table:style-name="ce9"/>
          <table:table-cell table:style-name="ce4" office:value-type="string" calcext:value-type="string" table:number-columns-spanned="2" table:number-rows-spanned="1">
            <text:p>Release</text:p>
          </table:table-cell>
          <table:covered-table-cell table:style-name="ce9"/>
          <table:table-cell table:style-name="ce11" office:value-type="string" calcext:value-type="string">
            <text:p>Workers</text:p>
          </table:table-cell>
          <table:table-cell/>
        </table:table-row>
        <table:table-row table:style-name="ro1">
          <table:table-cell table:style-name="ce1" office:value-type="string" calcext:value-type="string">
            <text:p>Intento</text:p>
          </table:table-cell>
          <table:table-cell table:style-name="ce5" office:value-type="string" calcext:value-type="string">
            <text:p>Tiempo</text:p>
          </table:table-cell>
          <table:table-cell table:style-name="ce10" office:value-type="string" calcext:value-type="string">
            <text:p>Speedup</text:p>
          </table:table-cell>
          <table:table-cell table:style-name="ce10" office:value-type="string" calcext:value-type="string">
            <text:p>Tiempo</text:p>
          </table:table-cell>
          <table:table-cell table:style-name="ce10" office:value-type="string" calcext:value-type="string">
            <text:p>Speedup</text:p>
          </table:table-cell>
          <table:table-cell table:style-name="ce10"/>
          <table:table-cell/>
        </table:table-row>
        <table:table-row table:style-name="ro1">
          <table:table-cell table:style-name="ce1" office:value-type="string" calcext:value-type="string">
            <text:p>Serial</text:p>
          </table:table-cell>
          <table:table-cell table:style-name="ce6" office:value-type="float" office:value="99" calcext:value-type="float">
            <text:p>99</text:p>
          </table:table-cell>
          <table:table-cell table:style-name="ce10" table:formula="of:=[.B4]/[.B4]" office:value-type="float" office:value="1" calcext:value-type="float">
            <text:p>1</text:p>
          </table:table-cell>
          <table:table-cell table:style-name="ce10" office:value-type="float" office:value="1317" calcext:value-type="float">
            <text:p>1317</text:p>
          </table:table-cell>
          <table:table-cell table:style-name="ce10" table:formula="of:=[.D4]/[.D4]" office:value-type="float" office:value="1" calcext:value-type="float">
            <text:p>1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Thread</text:p>
          </table:table-cell>
          <table:table-cell table:style-name="ce6" office:value-type="float" office:value="7.764" calcext:value-type="float">
            <text:p>7.764</text:p>
          </table:table-cell>
          <table:table-cell table:style-name="ce10" table:formula="of:=[.$B$4]/[.B5]" office:value-type="float" office:value="12.7511591962906" calcext:value-type="float">
            <text:p>12.7511591963</text:p>
          </table:table-cell>
          <table:table-cell table:style-name="ce6" office:value-type="float" office:value="38.01" calcext:value-type="float">
            <text:p>38.01</text:p>
          </table:table-cell>
          <table:table-cell table:style-name="ce10" table:formula="of:=[.$D$4]/[.D5]" office:value-type="float" office:value="34.6487766377269" calcext:value-type="float">
            <text:p>34.6487766377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Thread con porcentajes</text:p>
          </table:table-cell>
          <table:table-cell table:style-name="ce6" office:value-type="float" office:value="10.168" calcext:value-type="float">
            <text:p>10.168</text:p>
          </table:table-cell>
          <table:table-cell table:style-name="ce10" table:formula="of:=[.$B$4]/[.B6]" office:value-type="float" office:value="9.73642800944138" calcext:value-type="float">
            <text:p>9.7364280094</text:p>
          </table:table-cell>
          <table:table-cell table:style-name="ce10" office:value-type="float" office:value="39.872" calcext:value-type="float">
            <text:p>39.872</text:p>
          </table:table-cell>
          <table:table-cell table:style-name="ce10" table:formula="of:=[.$D$4]/[.D6]" office:value-type="float" office:value="33.0306982343499" calcext:value-type="float">
            <text:p>33.0306982344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It's a variant of the classic O(sqrt(N)) algorithm. </text:p>
          </table:table-cell>
          <table:table-cell table:style-name="ce5" office:value-type="float" office:value="3.489" calcext:value-type="float" table:number-columns-spanned="1" table:number-rows-spanned="2">
            <text:p>3.489</text:p>
          </table:table-cell>
          <table:table-cell table:style-name="ce10" table:formula="of:=[.$B$4]/[.B7]" office:value-type="float" office:value="28.3748925193465" calcext:value-type="float" table:number-columns-spanned="1" table:number-rows-spanned="2">
            <text:p>28.3748925193</text:p>
          </table:table-cell>
          <table:table-cell table:style-name="ce10" office:value-type="float" office:value="13.871" calcext:value-type="float" table:number-columns-spanned="1" table:number-rows-spanned="2">
            <text:p>13.871</text:p>
          </table:table-cell>
          <table:table-cell table:style-name="ce10" table:formula="of:=[.$D$4]/[.D7]" office:value-type="float" office:value="94.9462908225795" calcext:value-type="float" table:number-columns-spanned="1" table:number-rows-spanned="2">
            <text:p>94.9462908226</text:p>
          </table:table-cell>
          <table:table-cell table:style-name="ce10" office:value-type="float" office:value="15" calcext:value-type="float" table:number-columns-spanned="1" table:number-rows-spanned="2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It uses the fact that a prime is of form 6k - 1 or 6k + 1.</text:p>
          </table:table-cell>
          <table:covered-table-cell table:style-name="ce5"/>
          <table:covered-table-cell table:number-columns-repeated="4" table:style-name="ce10"/>
          <table:table-cell/>
        </table:table-row>
        <table:table-row table:style-name="ro1">
          <table:table-cell table:style-name="ce2" office:value-type="string" calcext:value-type="string">
            <text:p>Factors of a Mersenne number</text:p>
          </table:table-cell>
          <table:table-cell table:style-name="ce5" office:value-type="float" office:value="3.683" calcext:value-type="float">
            <text:p>3.683</text:p>
          </table:table-cell>
          <table:table-cell table:style-name="ce10" table:formula="of:=[.$B$4]/[.B9]" office:value-type="float" office:value="26.880260657073" calcext:value-type="float">
            <text:p>26.8802606571</text:p>
          </table:table-cell>
          <table:table-cell table:style-name="ce10" office:value-type="float" office:value="13.325" calcext:value-type="float">
            <text:p>13.325</text:p>
          </table:table-cell>
          <table:table-cell table:style-name="ce10" table:formula="of:=[.$D$4]/[.D9]" office:value-type="float" office:value="98.8367729831145" calcext:value-type="float">
            <text:p>98.8367729831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string" calcext:value-type="string">
            <text:p>Factors of a Mersenne number with sqrt</text:p>
          </table:table-cell>
          <table:table-cell table:style-name="ce5" office:value-type="float" office:value="3.491" calcext:value-type="float">
            <text:p>3.491</text:p>
          </table:table-cell>
          <table:table-cell table:style-name="ce10" table:formula="of:=[.$B$4]/[.B10]" office:value-type="float" office:value="28.3586364938413" calcext:value-type="float">
            <text:p>28.3586364938</text:p>
          </table:table-cell>
          <table:table-cell table:style-name="ce10" office:value-type="float" office:value="13.393" calcext:value-type="float">
            <text:p>13.393</text:p>
          </table:table-cell>
          <table:table-cell table:style-name="ce10" table:formula="of:=[.$D$4]/[.D10]" office:value-type="float" office:value="98.334951093855" calcext:value-type="float">
            <text:p>98.3349510939</text:p>
          </table:table-cell>
          <table:table-cell table:style-name="ce10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hanged even method for it to call until the half of the number</text:p>
          </table:table-cell>
          <table:table-cell table:number-columns-repeated="5"/>
          <table:table-cell office:value-type="string" calcext:value-type="string">
            <text:p>No funciona con todos los números pares. No pasa los casos de prueba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00/00/0000</text:date>, <text:time style:data-style-name="N2" text:time-value="21:23:47.4742017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6:34:18.098825943</meta:creation-date>
    <dc:date>2018-09-10T22:12:15.413201680</dc:date>
    <meta:editing-duration>PT1H7M58S</meta:editing-duration>
    <meta:editing-cycles>4</meta:editing-cycles>
    <meta:generator>LibreOffice/5.1.6.2$Linux_X86_64 LibreOffice_project/1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7.877cm" svg:height="14.742cm" xlink:href=".." xlink:type="simple" chart:class="chart:scatter" chart:style-name="ch1">
        <chart:title svg:x="17.175cm" svg:y="0.43cm" chart:style-name="ch2">
          <text:p>Profiling Release</text:p>
        </chart:title>
        <chart:legend chart:legend-position="end" svg:x="35.051cm" svg:y="6.823cm" style:legend-expansion="high" chart:style-name="ch3"/>
        <chart:plot-area chart:style-name="ch4" table:cell-range-address="Hoja1.B4:Hoja1.C10 Hoja1.B1:Hoja1.B1 Hoja1.D1:Hoja1.D1 Hoja1.E4:Hoja1.E10" chart:data-source-has-labels="row" svg:x="1.768cm" svg:y="1.503cm" svg:width="32.526cm" svg:height="11.964cm">
          <chartooo:coordinate-region svg:x="2.389cm" svg:y="1.702cm" svg:width="31.347cm" svg:height="11.118cm"/>
          <chart:axis chart:dimension="x" chart:name="primary-x" chart:style-name="ch5">
            <chart:title svg:x="17.22cm" svg:y="13.761cm" chart:style-name="ch6">
              <text:p>Tiempo (s)</text:p>
            </chart:title>
          </chart:axis>
          <chart:axis chart:dimension="y" chart:name="primary-y" chart:style-name="ch5">
            <chart:title svg:x="0.451cm" svg:y="8.204cm" chart:style-name="ch7">
              <text:p>Speedup</text:p>
            </chart:title>
            <chart:grid chart:style-name="ch8" chart:class="major"/>
          </chart:axis>
          <chart:series chart:style-name="ch9" chart:values-cell-range-address="Hoja1.C4:Hoja1.C10" chart:label-cell-address="Hoja1.B1:Hoja1.B1" chart:class="chart:scatter">
            <chart:domain table:cell-range-address="Hoja1.B4:Hoja1.B10"/>
            <chart:data-point chart:repeated="7"/>
          </chart:series>
          <chart:series chart:style-name="ch10" chart:values-cell-range-address="Hoja1.E4:Hoja1.E10" chart:label-cell-address="Hoja1.D1:Hoja1.D1" chart:class="chart:scatter">
            <chart:domain table:cell-range-address="Hoja1.D4:Hoja1.D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2222222</text:p>
                <draw:g>
                  <svg:desc>Hoja1.B1:Hoja1.B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11111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">
                <text:p>99</text:p>
                <draw:g>
                  <svg:desc>Hoja1.B4:Hoja1.B10</svg:desc>
                </draw:g>
              </table:table-cell>
              <table:table-cell office:value-type="float" office:value="1">
                <text:p>1</text:p>
                <draw:g>
                  <svg:desc>Hoja1.C4:Hoja1.C10</svg:desc>
                </draw:g>
              </table:table-cell>
              <table:table-cell office:value-type="float" office:value="1317">
                <text:p>1317</text:p>
                <draw:g>
                  <svg:desc>Hoja1.D4:Hoja1.D10</svg:desc>
                </draw:g>
              </table:table-cell>
              <table:table-cell office:value-type="float" office:value="1">
                <text:p>1</text:p>
                <draw:g>
                  <svg:desc>Hoja1.E4:Hoja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764">
                <text:p>7.764</text:p>
              </table:table-cell>
              <table:table-cell office:value-type="float" office:value="12.7511591962906">
                <text:p>12.7511591962906</text:p>
              </table:table-cell>
              <table:table-cell office:value-type="float" office:value="38.01">
                <text:p>38.01</text:p>
              </table:table-cell>
              <table:table-cell office:value-type="float" office:value="34.6487766377269">
                <text:p>34.64877663772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168">
                <text:p>10.168</text:p>
              </table:table-cell>
              <table:table-cell office:value-type="float" office:value="9.73642800944138">
                <text:p>9.73642800944138</text:p>
              </table:table-cell>
              <table:table-cell office:value-type="float" office:value="39.872">
                <text:p>39.872</text:p>
              </table:table-cell>
              <table:table-cell office:value-type="float" office:value="33.0306982343499">
                <text:p>33.0306982343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89">
                <text:p>3.489</text:p>
              </table:table-cell>
              <table:table-cell office:value-type="float" office:value="28.3748925193465">
                <text:p>28.3748925193465</text:p>
              </table:table-cell>
              <table:table-cell office:value-type="float" office:value="13.871">
                <text:p>13.871</text:p>
              </table:table-cell>
              <table:table-cell office:value-type="float" office:value="94.9462908225795">
                <text:p>94.9462908225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83">
                <text:p>3.683</text:p>
              </table:table-cell>
              <table:table-cell office:value-type="float" office:value="26.880260657073">
                <text:p>26.880260657073</text:p>
              </table:table-cell>
              <table:table-cell office:value-type="float" office:value="13.325">
                <text:p>13.325</text:p>
              </table:table-cell>
              <table:table-cell office:value-type="float" office:value="98.8367729831145">
                <text:p>98.8367729831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1">
                <text:p>3.491</text:p>
              </table:table-cell>
              <table:table-cell office:value-type="float" office:value="28.3586364938413">
                <text:p>28.3586364938413</text:p>
              </table:table-cell>
              <table:table-cell office:value-type="float" office:value="13.393">
                <text:p>13.393</text:p>
              </table:table-cell>
              <table:table-cell office:value-type="float" office:value="98.334951093855">
                <text:p>98.3349510938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